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Mangal1" svg:font-family="Mangal"/>
    <style:font-face style:name="andale mono" svg:font-family="'andale mono', 'lucida console', monospace"/>
    <style:font-face style:name="consolas" svg:font-family="consolas, 'andale mono', 'lucida console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1482" officeooo:paragraph-rsid="00101482"/>
    </style:style>
    <style:style style:name="P2" style:family="paragraph" style:parent-style-name="Standard">
      <style:text-properties fo:language="ru" fo:country="RU" officeooo:rsid="0010bccd" officeooo:paragraph-rsid="0010bccd"/>
    </style:style>
    <style:style style:name="P3" style:family="paragraph" style:parent-style-name="Standard">
      <style:text-properties fo:language="ru" fo:country="RU" officeooo:rsid="00120d95" officeooo:paragraph-rsid="00120d95"/>
    </style:style>
    <style:style style:name="P4" style:family="paragraph" style:parent-style-name="Standard">
      <style:text-properties fo:language="ru" fo:country="RU" officeooo:rsid="0015cf24" officeooo:paragraph-rsid="001a0fa7"/>
    </style:style>
    <style:style style:name="P5" style:family="paragraph" style:parent-style-name="Standard">
      <style:text-properties fo:language="ru" fo:country="RU" officeooo:rsid="0015cf24" officeooo:paragraph-rsid="001c01c3"/>
    </style:style>
    <style:style style:name="P6" style:family="paragraph" style:parent-style-name="Standard">
      <style:text-properties fo:language="ru" fo:country="RU" fo:font-weight="bold" officeooo:rsid="00101482" officeooo:paragraph-rsid="00101482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5cf24" officeooo:paragraph-rsid="0015cf24" style:font-weight-asian="bold" style:font-weight-complex="bold"/>
    </style:style>
    <style:style style:name="P8" style:family="paragraph" style:parent-style-name="Standard">
      <style:text-properties fo:language="ru" fo:country="RU" officeooo:rsid="00243730" officeooo:paragraph-rsid="00243730"/>
    </style:style>
    <style:style style:name="P9" style:family="paragraph" style:parent-style-name="Standard">
      <style:text-properties fo:language="ru" fo:country="RU" officeooo:rsid="0025f55f" officeooo:paragraph-rsid="0025f55f"/>
    </style:style>
    <style:style style:name="P10" style:family="paragraph" style:parent-style-name="Standard">
      <style:text-properties fo:language="en" fo:country="US" officeooo:rsid="001da151" officeooo:paragraph-rsid="001da151"/>
    </style:style>
    <style:style style:name="P11" style:family="paragraph" style:parent-style-name="Standard">
      <style:text-properties fo:language="en" fo:country="US" fo:font-weight="bold" officeooo:rsid="001da151" officeooo:paragraph-rsid="001da151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2006bd" officeooo:paragraph-rsid="002006bd" style:font-weight-asian="bold" style:font-weight-complex="bold"/>
    </style:style>
    <style:style style:name="P13" style:family="paragraph" style:parent-style-name="Standard">
      <style:text-properties fo:language="en" fo:country="US" officeooo:rsid="0021d640" officeooo:paragraph-rsid="0021d640"/>
    </style:style>
    <style:style style:name="P14" style:family="paragraph" style:parent-style-name="Standard">
      <style:text-properties fo:language="en" fo:country="US" officeooo:rsid="002348f9" officeooo:paragraph-rsid="002348f9"/>
    </style:style>
    <style:style style:name="P15" style:family="paragraph" style:parent-style-name="Standard">
      <style:text-properties fo:language="en" fo:country="US" officeooo:rsid="002348f9" officeooo:paragraph-rsid="0023c4e1"/>
    </style:style>
    <style:style style:name="P16" style:family="paragraph" style:parent-style-name="Standard">
      <style:text-properties fo:language="en" fo:country="US" officeooo:rsid="00248cb5" officeooo:paragraph-rsid="00248cb5"/>
    </style:style>
    <style:style style:name="P17" style:family="paragraph" style:parent-style-name="Standard">
      <style:text-properties fo:language="en" fo:country="US" officeooo:rsid="0027400b" officeooo:paragraph-rsid="0027400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1482"/>
    </style:style>
    <style:style style:name="T3" style:family="text">
      <style:text-properties fo:language="en" fo:country="US" officeooo:rsid="00120d95"/>
    </style:style>
    <style:style style:name="T4" style:family="text">
      <style:text-properties fo:language="en" fo:country="US" officeooo:rsid="00192903"/>
    </style:style>
    <style:style style:name="T5" style:family="text">
      <style:text-properties fo:language="en" fo:country="US" officeooo:rsid="001a0fa7"/>
    </style:style>
    <style:style style:name="T6" style:family="text">
      <style:text-properties fo:language="en" fo:country="US" officeooo:rsid="001c01c3"/>
    </style:style>
    <style:style style:name="T7" style:family="text">
      <style:text-properties fo:language="en" fo:country="US" officeooo:rsid="00248cb5"/>
    </style:style>
    <style:style style:name="T8" style:family="text">
      <style:text-properties fo:language="ru" fo:country="RU"/>
    </style:style>
    <style:style style:name="T9" style:family="text">
      <style:text-properties officeooo:rsid="00120d95"/>
    </style:style>
    <style:style style:name="T10" style:family="text">
      <style:text-properties officeooo:rsid="001a0fa7"/>
    </style:style>
    <style:style style:name="T11" style:family="text">
      <style:text-properties officeooo:rsid="001c01c3"/>
    </style:style>
    <style:style style:name="T12" style:family="text">
      <style:text-properties officeooo:rsid="0023c4e1"/>
    </style:style>
    <style:style style:name="T13" style:family="text">
      <style:text-properties officeooo:rsid="002740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ыстрый старт автоматизации тестирования <text:span text:style-name="T1">UI </text:span>на <text:span text:style-name="T1">C# + Selenium WebDriver + PageObjects</text:span></text:p>
      <text:p text:style-name="P1"><text:span text:style-name="T1"/></text:p>
      <text:p text:style-name="P2">Статья рассказывает о том, как настроить фреймворк автоматизированного тестирования пользовательского интерфейса на языке <text:span text:style-name="T1">C#, </text:span>вместе с <text:span text:style-name="T1">Selenium WebDriver </text:span>и паттерном <text:span text:style-name="T2">PageObjects. </text:span></text:p>
      <text:p text:style-name="P3"/>
      <text:p text:style-name="P3">Стартовый набор с открытым исходным кодом – SWD.Starter – поможет написать и запустить ваш первый тест в течении 20 минут. Кроме этого, предлагая архитектуру фреймворка автоматизации тестирования, основанную на лучших практиках, и в итоге, которая может быть полностью настроена под ваши задачи. </text:p>
      <text:p text:style-name="P3"/>
      <text:p text:style-name="P3"/>
      <text:p text:style-name="P7"><text:span text:style-name="T4">## </text:span>Что такое <text:span text:style-name="T9">SWD.Starter? </text:span></text:p>
      <text:p text:style-name="P4"><text:span text:style-name="T9">SWD.Starter – это стартовый набор для вашего фреймворка автоматизации тестирования. Весь исходный код доступен на </text:span><text:span text:style-name="T5">GitHub: [dzhariy/SWD.Starter](</text:span><text:a xlink:type="simple" xlink:href="https://github.com/dzhariy/SWD.Starter">https://github.com/dzhariy/SWD.Starter</text:a><text:span text:style-name="T5">), </text:span><text:span text:style-name="T10">а лицензия проекта (unlicense), позволяет вам использовать исходный код как угодно, хоть продавать. </text:span></text:p>
      <text:p text:style-name="P4"/>
      <text:p text:style-name="P5"><text:span text:style-name="T9">SWD.Starter – это уже настроенный проект, содержащий весь необходимый инфраструктурный код для старта создания и запуска тестов для пользовательского интерфейса на </text:span><text:span text:style-name="T6">Selenium WebDriver. </text:span></text:p>
      <text:p text:style-name="P5"><text:span text:style-name="T6"/></text:p>
      <text:p text:style-name="P5"><text:span text:style-name="T3">SWD.Starter </text:span><text:span text:style-name="T11">настойчиво рекомендует использование паттерна </text:span><text:span text:style-name="T6">PageObjects. И </text:span><text:span text:style-name="T11">в случае использования этого паттерна, вы действительно сможете писать новый код авто-тестов действительно быстро, при этом, сохраняя красивую архитектуру и читабельность кода. </text:span></text:p>
      <text:p text:style-name="P5"/>
      <text:p text:style-name="P12">## <text:span text:style-name="T8">Структура и настройка проекта</text:span></text:p>
      <text:p text:style-name="P5"/>
      <text:p text:style-name="P14">### <text:span text:style-name="T8">Минимальные требования </text:span></text:p>
      <text:p text:style-name="P14"><text:span text:style-name="T8"/></text:p>
      <text:p text:style-name="P14"><text:span text:style-name="T8">Для запуска проекта, вам будет необходимо следующее программное обеспечение</text:span></text:p>
      <text:p text:style-name="P14"><text:span text:style-name="T8"/></text:p>
      <text:p text:style-name="P14"><text:span text:style-name="T8">1. </text:span>Visual Studio Express 2013 Desktop Edition (<text:span text:style-name="T8">также поддерживается </text:span>VS2010, VS2012)</text:p>
      <text:p text:style-name="P14">2. Git <text:span text:style-name="T8">для выкачки проекта с </text:span>Github</text:p>
      <text:p text:style-name="P15">3. <text:span text:style-name="T8">Дополнительные драйвера браузеров </text:span>Selenium WebDriver, <text:span text:style-name="T8">которые можно </text:span><text:span text:style-name="T12">[</text:span><text:span text:style-name="T8">скачать с официальной страницы проекта</text:span><text:span text:style-name="T12">](</text:span><text:a xlink:type="simple" xlink:href="http://docs.seleniumhq.org/download/"><text:span text:style-name="T12">http://docs.seleniumhq.org/download/</text:span></text:a><text:span text:style-name="T12">)</text:span></text:p>
      <text:p text:style-name="P15"/>
      <text:p text:style-name="P8">Для быстрой и удобной установки ПО, я рекомендую использовать пакетный менеджер для <text:span text:style-name="T1">Windows – [Chocolatey](</text:span><text:a xlink:type="simple" xlink:href="http://chocolatey.org/">http://chocolatey.org</text:a><text:span text:style-name="T1">).</text:span></text:p>
      <text:p text:style-name="P8"><text:span text:style-name="T1"/></text:p>
      <text:p text:style-name="P8">Согласно инструкциям на главной странице, откройте <text:span text:style-name="T1">cmd.exe, </text:span>и в консольном окне, просто выполните следующий код:</text:p>
      <text:p text:style-name="P16">&lt;source lang="dos"&gt;</text:p>
      <text:p text:style-name="P16">@powershell -NoProfile -ExecutionPolicy unrestricted -Command "iex ((new-object net.webclient).DownloadString('https://chocolatey.org/install.ps1'))" &amp;&amp; SET PATH=%PATH%;%systemdrive%\chocolatey\bin</text:p>
      <text:p text:style-name="P16">&lt;/source&gt;</text:p>
      <text:p text:style-name="P8"><text:span text:style-name="T1"/></text:p>
      <text:p text:style-name="P13"/>
      <text:p text:style-name="P9"><text:soft-page-break/>А далее, в том же консольном окне, выполните следующие команды:</text:p>
      <text:p text:style-name="P9"/>
      <text:p text:style-name="P9">* <text:span text:style-name="T7">&lt;source lang="dos"&gt;</text:span>cinst VisualStudioExpress2013WindowsDesktop<text:span text:style-name="T7">&lt;/source</text:span><text:span text:style-name="T1">&gt;</text:span></text:p>
      <text:p text:style-name="P9">* <text:span text:style-name="T7">&lt;source lang="dos"&gt;</text:span>cinst git<text:span text:style-name="T7">&lt;/source</text:span><text:span text:style-name="T1">&gt;</text:span></text:p>
      <text:p text:style-name="P9"><text:span text:style-name="T1">* </text:span><text:span text:style-name="T13">Все готово! (Я надеюсь)</text:span></text:p>
      <text:p text:style-name="P9"/>
      <text:p text:style-name="P9"/>
      <text:p text:style-name="P13"/>
      <text:p text:style-name="P13">### <text:span text:style-name="T8">Инструкции по настройке и первому запуску проекта</text:span></text:p>
      <text:p text:style-name="P13"><text:span text:style-name="T8"/></text:p>
      <text:p text:style-name="P17">TBD</text:p>
      <text:p text:style-name="P5"/>
      <text:p text:style-name="P5"/>
      <text:p text:style-name="P11">## <text:span text:style-name="T8">Что такое </text:span>PageObjects <text:span text:style-name="T8">и почему это настолько важно? 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Mangal1" svg:font-family="Mangal"/>
    <style:font-face style:name="andale mono" svg:font-family="'andale mono', 'lucida console', monospace"/>
    <style:font-face style:name="consolas" svg:font-family="consolas, 'andale mono', 'lucida console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6:15:36.088000000</meta:creation-date>
    <dc:date>2014-01-11T17:05:10.911000000</dc:date>
    <meta:editing-duration>PT47M19S</meta:editing-duration>
    <meta:editing-cycles>20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25" meta:word-count="289" meta:character-count="2483" meta:non-whitespace-character-count="2206"/>
  </office:meta>
</office:document-meta>
</file>